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Gras"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0eaa0a"/>
    </style:style>
    <style:style style:name="P2" style:family="paragraph" style:parent-style-name="Text_20_body">
      <style:text-properties officeooo:rsid="0014352a" officeooo:paragraph-rsid="0014352a"/>
    </style:style>
    <style:style style:name="P3" style:family="paragraph" style:parent-style-name="Title">
      <style:text-properties officeooo:rsid="0024ef34" officeooo:paragraph-rsid="0024ef34"/>
    </style:style>
    <style:style style:name="P4" style:family="paragraph" style:parent-style-name="Title">
      <style:text-properties officeooo:rsid="0032a989" officeooo:paragraph-rsid="0032a989"/>
    </style:style>
    <style:style style:name="P5" style:family="paragraph" style:parent-style-name="Contents_20_1">
      <style:paragraph-properties>
        <style:tab-stops>
          <style:tab-stop style:position="16.499cm" style:type="right" style:leader-style="dotted" style:leader-text="."/>
        </style:tab-stops>
      </style:paragraph-properties>
    </style:style>
    <style:style style:name="P6" style:family="paragraph" style:parent-style-name="Contents_20_2">
      <style:paragraph-properties>
        <style:tab-stops>
          <style:tab-stop style:position="15.998cm" style:type="right" style:leader-style="dotted" style:leader-text="."/>
        </style:tab-stops>
      </style:paragraph-properties>
    </style:style>
    <style:style style:name="P7" style:family="paragraph" style:parent-style-name="Heading_20_1" style:master-page-name="Corps_20_du_20_document">
      <style:paragraph-properties style:page-number="1" fo:break-before="page"/>
      <style:text-properties officeooo:rsid="0032a989" officeooo:paragraph-rsid="0032a989"/>
    </style:style>
    <style:style style:name="P8" style:family="paragraph" style:parent-style-name="Heading_20_1">
      <style:paragraph-properties fo:break-before="page"/>
      <style:text-properties officeooo:rsid="0032a989" officeooo:paragraph-rsid="0032a989"/>
    </style:style>
    <style:style style:name="P9" style:family="paragraph" style:parent-style-name="Heading_20_1">
      <style:paragraph-properties fo:break-before="page"/>
      <style:text-properties officeooo:paragraph-rsid="00331949"/>
    </style:style>
    <style:style style:name="P10" style:family="paragraph" style:parent-style-name="Heading_20_1">
      <style:paragraph-properties fo:break-before="page"/>
      <style:text-properties officeooo:rsid="003416ab" officeooo:paragraph-rsid="003416ab"/>
    </style:style>
    <style:style style:name="P11" style:family="paragraph" style:parent-style-name="Heading_20_2">
      <style:text-properties officeooo:rsid="000d1405" officeooo:paragraph-rsid="000eaa0a"/>
    </style:style>
    <style:style style:name="P12" style:family="paragraph" style:parent-style-name="Heading_20_2">
      <style:text-properties officeooo:rsid="0032a989" officeooo:paragraph-rsid="0032a989"/>
    </style:style>
    <style:style style:name="P13" style:family="paragraph" style:parent-style-name="Heading_20_2">
      <style:text-properties officeooo:rsid="00331949" officeooo:paragraph-rsid="00331949"/>
    </style:style>
    <style:style style:name="P14" style:family="paragraph" style:parent-style-name="Heading_20_2">
      <style:text-properties officeooo:rsid="00345392" officeooo:paragraph-rsid="00345392"/>
    </style:style>
    <style:style style:name="P15" style:family="paragraph" style:parent-style-name="Heading_20_2">
      <style:text-properties officeooo:rsid="003631f0" officeooo:paragraph-rsid="003631f0"/>
    </style:style>
    <style:style style:name="P16" style:family="paragraph" style:parent-style-name="Heading_20_2">
      <style:text-properties officeooo:paragraph-rsid="0032a989"/>
    </style:style>
    <style:style style:name="P17" style:family="paragraph" style:parent-style-name="Text_20_body" style:master-page-name="First_20_Page">
      <style:paragraph-properties style:page-number="auto"/>
    </style:style>
    <style:style style:name="P18" style:family="paragraph" style:parent-style-name="Text_20_body">
      <style:text-properties officeooo:paragraph-rsid="0032a989"/>
    </style:style>
    <style:style style:name="P19" style:family="paragraph" style:parent-style-name="Text_20_body">
      <style:text-properties officeooo:paragraph-rsid="000eaa0a"/>
    </style:style>
    <style:style style:name="P20" style:family="paragraph" style:parent-style-name="Text_20_body" style:list-style-name="L2">
      <style:text-properties officeooo:paragraph-rsid="00331949"/>
    </style:style>
    <style:style style:name="P21" style:family="paragraph" style:parent-style-name="Text_20_body" style:list-style-name="L3">
      <style:text-properties officeooo:paragraph-rsid="00331949"/>
    </style:style>
    <style:style style:name="P22" style:family="paragraph" style:parent-style-name="Text_20_body">
      <style:text-properties officeooo:paragraph-rsid="00331949"/>
    </style:style>
    <style:style style:name="P23" style:family="paragraph" style:parent-style-name="Text_20_body" style:list-style-name="L4">
      <style:text-properties officeooo:paragraph-rsid="00331949"/>
    </style:style>
    <style:style style:name="P24" style:family="paragraph" style:parent-style-name="Text_20_body">
      <style:text-properties officeooo:rsid="00331949" officeooo:paragraph-rsid="00331949"/>
    </style:style>
    <style:style style:name="P25" style:family="paragraph" style:parent-style-name="Text_20_body" style:list-style-name="L5">
      <style:text-properties fo:font-weight="bold" officeooo:rsid="00331949" officeooo:paragraph-rsid="00331949" style:font-weight-asian="bold" style:font-weight-complex="bold"/>
    </style:style>
    <style:style style:name="P26" style:family="paragraph" style:parent-style-name="Text_20_body" style:list-style-name="L5">
      <style:text-properties fo:font-weight="normal" officeooo:rsid="00331949" officeooo:paragraph-rsid="00331949" style:font-weight-asian="normal" style:font-weight-complex="normal"/>
    </style:style>
    <style:style style:name="P27" style:family="paragraph" style:parent-style-name="Text_20_body">
      <style:text-properties fo:font-weight="normal" officeooo:rsid="00331949" officeooo:paragraph-rsid="00331949" style:font-weight-asian="normal" style:font-weight-complex="normal"/>
    </style:style>
    <style:style style:name="P28" style:family="paragraph" style:parent-style-name="Text_20_body">
      <style:text-properties style:font-name="Arial1" fo:font-size="10pt" officeooo:rsid="0018aa38" officeooo:paragraph-rsid="00331949" style:font-size-asian="10pt" style:font-size-complex="10pt"/>
    </style:style>
    <style:style style:name="P29" style:family="paragraph" style:parent-style-name="Text_20_body" style:list-style-name="L6">
      <style:text-properties style:font-name="Arial1" fo:font-size="10pt" officeooo:rsid="0018aa38" officeooo:paragraph-rsid="00331949" style:font-size-asian="10pt" style:font-size-complex="10pt"/>
    </style:style>
    <style:style style:name="P30" style:family="paragraph" style:parent-style-name="Text_20_body" style:list-style-name="L6">
      <style:text-properties style:font-name="Arial1" fo:font-size="10pt" officeooo:rsid="00345392" officeooo:paragraph-rsid="00345392" style:font-size-asian="10pt" style:font-size-complex="10pt"/>
    </style:style>
    <style:style style:name="P31" style:family="paragraph" style:parent-style-name="Text_20_body">
      <style:text-properties officeooo:paragraph-rsid="003416ab"/>
    </style:style>
    <style:style style:name="P32" style:family="paragraph" style:parent-style-name="Text_20_body" style:list-style-name="L7">
      <style:text-properties officeooo:paragraph-rsid="003416ab"/>
    </style:style>
    <style:style style:name="P33" style:family="paragraph" style:parent-style-name="Text_20_body" style:list-style-name="L8">
      <style:text-properties officeooo:paragraph-rsid="003416ab"/>
    </style:style>
    <style:style style:name="P34" style:family="paragraph" style:parent-style-name="Text_20_body" style:list-style-name="L9">
      <style:text-properties officeooo:paragraph-rsid="003416ab"/>
    </style:style>
    <style:style style:name="P35" style:family="paragraph" style:parent-style-name="Text_20_body">
      <style:text-properties officeooo:rsid="00345392" officeooo:paragraph-rsid="00345392"/>
    </style:style>
    <style:style style:name="P36" style:family="paragraph" style:parent-style-name="Text_20_body" style:list-style-name="L10">
      <style:text-properties officeooo:rsid="003631f0" officeooo:paragraph-rsid="003631f0"/>
    </style:style>
    <style:style style:name="T1" style:family="text">
      <style:text-properties officeooo:rsid="0018e4ed"/>
    </style:style>
    <style:style style:name="T2" style:family="text">
      <style:text-properties style:text-underline-style="none" officeooo:rsid="0027a09e"/>
    </style:style>
    <style:style style:name="T3" style:family="text">
      <style:text-properties officeooo:rsid="0032a989"/>
    </style:style>
    <style:style style:name="T4" style:family="text">
      <style:text-properties officeooo:rsid="00331949"/>
    </style:style>
    <style:style style:name="T5" style:family="text">
      <style:text-properties fo:font-weight="bold" style:font-weight-asian="bold" style:font-weight-complex="bold"/>
    </style:style>
    <style:style style:name="T6" style:family="text">
      <style:text-properties officeooo:rsid="003416ab"/>
    </style:style>
    <style:style style:name="T7" style:family="text">
      <style:text-properties officeooo:rsid="00345392"/>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Wizards &amp; Dices</text:p>
      <text:p text:style-name="Text_20_body"/>
      <text:p text:style-name="P4">Présentation de Git LFS</text:p>
      <text:p text:style-name="P2"/>
      <text:p text:style-name="Text_20_body"/>
      <text:p text:style-name="Text_20_body"><text:span text:style-name="T2"/></text:p>
      <text:p text:style-name="Text_20_body"/>
      <text:p text:style-name="Text_20_body"/>
      <text:p text:style-name="Text_20_body"/>
      <text:table-of-content text:style-name="Sect1"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5"><text:a xlink:type="simple" xlink:href="#__RefHeading___Toc263_1510177236" text:style-name="Index_20_Link" text:visited-style-name="Index_20_Link">Introduction<text:tab/>1</text:a></text:p>
          <text:p text:style-name="P6"><text:a xlink:type="simple" xlink:href="#__RefHeading___Toc277_1510177236" text:style-name="Index_20_Link" text:visited-style-name="Index_20_Link">Problème avec Git classique<text:tab/>1</text:a></text:p>
          <text:p text:style-name="P6"><text:a xlink:type="simple" xlink:href="#__RefHeading___Toc279_1510177236" text:style-name="Index_20_Link" text:visited-style-name="Index_20_Link">Ce que fait Git LFS<text:tab/>1</text:a></text:p>
          <text:p text:style-name="P6"><text:a xlink:type="simple" xlink:href="#__RefHeading___Toc426_3735169586" text:style-name="Index_20_Link" text:visited-style-name="Index_20_Link">Quand utiliser Git LFS<text:tab/>1</text:a></text:p>
          <text:p text:style-name="P5"><text:a xlink:type="simple" xlink:href="#__RefHeading___Toc263_1510177236%20Copie%201" text:style-name="Index_20_Link" text:visited-style-name="Index_20_Link">Avantages<text:tab/>2</text:a></text:p>
          <text:p text:style-name="P6"><text:a xlink:type="simple" xlink:href="#__RefHeading___Toc281_1510177236" text:style-name="Index_20_Link" text:visited-style-name="Index_20_Link">Gestion des gros fichiers<text:tab/>2</text:a></text:p>
          <text:p text:style-name="P6"><text:a xlink:type="simple" xlink:href="#__RefHeading___Toc283_1510177236" text:style-name="Index_20_Link" text:visited-style-name="Index_20_Link">Performance améliorée<text:tab/>2</text:a></text:p>
          <text:p text:style-name="P6"><text:a xlink:type="simple" xlink:href="#__RefHeading___Toc428_3735169586" text:style-name="Index_20_Link" text:visited-style-name="Index_20_Link">Collaboration simplifiée<text:tab/>2</text:a></text:p>
          <text:p text:style-name="P6"><text:a xlink:type="simple" xlink:href="#__RefHeading___Toc430_3735169586" text:style-name="Index_20_Link" text:visited-style-name="Index_20_Link">Conformité aux meilleures pratiques<text:tab/>2</text:a></text:p>
          <text:p text:style-name="P6"><text:a xlink:type="simple" xlink:href="#__RefHeading___Toc432_3735169586" text:style-name="Index_20_Link" text:visited-style-name="Index_20_Link">Prise en charge native sur GitHub<text:tab/>2</text:a></text:p>
          <text:p text:style-name="P5"><text:a xlink:type="simple" xlink:href="#__RefHeading___Toc263_1510177236%20Copie%202" text:style-name="Index_20_Link" text:visited-style-name="Index_20_Link">Inconvénients<text:tab/>3</text:a></text:p>
          <text:p text:style-name="P6"><text:a xlink:type="simple" xlink:href="#__RefHeading___Toc285_1510177236" text:style-name="Index_20_Link" text:visited-style-name="Index_20_Link">Quota limité sur GitHub<text:tab/>3</text:a></text:p>
          <text:p text:style-name="P6"><text:a xlink:type="simple" xlink:href="#__RefHeading___Toc287_1510177236" text:style-name="Index_20_Link" text:visited-style-name="Index_20_Link">Complexité supplémentaire<text:tab/>3</text:a></text:p>
          <text:p text:style-name="P6"><text:a xlink:type="simple" xlink:href="#__RefHeading___Toc434_3735169586" text:style-name="Index_20_Link" text:visited-style-name="Index_20_Link">Dépendance à Git LFS<text:tab/>3</text:a></text:p>
          <text:p text:style-name="P6"><text:a xlink:type="simple" xlink:href="#__RefHeading___Toc436_3735169586" text:style-name="Index_20_Link" text:visited-style-name="Index_20_Link">Stockage et récupération des fichiers<text:tab/>3</text:a></text:p>
          <text:p text:style-name="P5"><text:a xlink:type="simple" xlink:href="#__RefHeading___Toc438_3735169586" text:style-name="Index_20_Link" text:visited-style-name="Index_20_Link">Estimation d’atteinte du plan gratuit de GitHub<text:tab/>4</text:a></text:p>
          <text:p text:style-name="P6"><text:a xlink:type="simple" xlink:href="#__RefHeading___Toc440_3735169586" text:style-name="Index_20_Link" text:visited-style-name="Index_20_Link">Données importantes à collecter<text:tab/>4</text:a></text:p>
          <text:p text:style-name="P6"><text:a xlink:type="simple" xlink:href="#__RefHeading___Toc442_3735169586" text:style-name="Index_20_Link" text:visited-style-name="Index_20_Link">Calcul de la bande passante consommée<text:tab/>4</text:a></text:p>
          <text:p text:style-name="P6"><text:a xlink:type="simple" xlink:href="#__RefHeading___Toc444_3735169586" text:style-name="Index_20_Link" text:visited-style-name="Index_20_Link">Exemple (calculs réalisés à l’aide de ChatGPT)<text:tab/>4</text:a></text:p>
          <text:p text:style-name="P5"><text:a xlink:type="simple" xlink:href="#__RefHeading___Toc263_1510177236%20Copie%202%20Copie%201" text:style-name="Index_20_Link" text:visited-style-name="Index_20_Link">Que retenir<text:tab/>5</text:a></text:p>
          <text:p text:style-name="P6"><text:a xlink:type="simple" xlink:href="#__RefHeading___Toc446_3735169586" text:style-name="Index_20_Link" text:visited-style-name="Index_20_Link">Les alternatives possibles<text:tab/>5</text:a></text:p>
        </text:index-body>
      </text:table-of-content>
      <text:p text:style-name="Text_20_body"/>
      <text:h text:style-name="P7" text:outline-level="1"><text:bookmark-start text:name="__RefHeading___Toc263_1510177236"/>Introduction<text:bookmark-end text:name="__RefHeading___Toc263_1510177236"/></text:h>
      <text:p text:style-name="P18">Git LFS (Large File Storage) est une extension pour Git qui facilite la gestion des fichiers volumineux ou binaires dans un projet.</text:p>
      <text:h text:style-name="P16" text:outline-level="2"><text:bookmark-start text:name="__RefHeading___Toc277_1510177236"/><text:span text:style-name="T3">Problème avec Git classique</text:span><text:bookmark-end text:name="__RefHeading___Toc277_1510177236"/></text:h>
      <text:p text:style-name="Text_20_body">Git est conçu pour suivre efficacement les fichiers texte, comme <text:span text:style-name="T3">du code ou des fichiers de configuration</text:span>, mais pas les fichiers lourds ou binaires (PDF, images, vidéos). Ces fichiers alourdissent rapidement le repo, car chaque modification est stockée dans l'historique, ce qui rend le clonage et le travail avec le repo plus lents.</text:p>
      <text:p text:style-name="Text_20_body"/>
      <text:h text:style-name="P12" text:outline-level="2"><text:bookmark-start text:name="__RefHeading___Toc279_1510177236"/>Ce que fait Git LFS<text:bookmark-end text:name="__RefHeading___Toc279_1510177236"/></text:h>
      <text:p text:style-name="P1">Git LFS remplace le fichier lourd dans l’historique par un simple pointeur (une petite référence textuelle). Le fichier réel est stocké ailleurs, sur un serveur dédié <text:span text:style-name="T3">(ici GitHub s’en occupe)</text:span>.</text:p>
      <text:p text:style-name="P1"/>
      <text:h text:style-name="P14" text:outline-level="2"><text:bookmark-start text:name="__RefHeading___Toc426_3735169586"/>Quand utiliser Git LFS<text:bookmark-end text:name="__RefHeading___Toc426_3735169586"/></text:h>
      <text:p text:style-name="P35">Git renvoie un message d’erreur explicite lorsque l’on tente de pousser un fichier de 100 Mo sur GitHub : le push est rejeté et il est nécessaire de mettre en place LFS pour tracker le fichier en question.</text:p>
      <text:p text:style-name="P35"/>
      <text:p text:style-name="P35">Git renvoie un message d’avertissement lorsque l’on dépasse les 50 Mo, disant alors qu’il est préférable de tracker le fichier en question avec LFS. Le push n’est pas empêché dans ce cas.</text:p>
      <text:p text:style-name="P1"/>
      <text:h text:style-name="P8" text:outline-level="1"><text:bookmark-start text:name="__RefHeading___Toc263_1510177236 Copie 1"/>Avantages<text:bookmark-end text:name="__RefHeading___Toc263_1510177236 Copie 1"/></text:h>
      <text:h text:style-name="P12" text:outline-level="2"><text:bookmark-start text:name="__RefHeading___Toc281_1510177236"/>Gestion des gros fichiers<text:bookmark-end text:name="__RefHeading___Toc281_1510177236"/></text:h>
      <text:p text:style-name="P1">Git LFS est conçu pour gérer efficacement les fichiers volumineux comme les PDF, ODT, DOCX, JPEG, et PNG. Au lieu d'ajouter ces fichiers directement au repo, Git LFS les stocke séparément sur un serveur distant et ne conserve qu'un pointeur vers ces fichiers dans le repo principal. Cela réduit significativement la taille d<text:span text:style-name="T3">u repo à long terme : au fur et à mesure que le PTUT avance, on ajoute de la documentation, et donc des fichiers binaires au repo.</text:span></text:p>
      <text:p text:style-name="P1"/>
      <text:h text:style-name="P12" text:outline-level="2"><text:bookmark-start text:name="__RefHeading___Toc283_1510177236"/>Performance améliorée<text:bookmark-end text:name="__RefHeading___Toc283_1510177236"/></text:h>
      <text:p text:style-name="P1">Sans Git LFS, chaque clone ou fetch du repo inclut l'historique complet, y compris toutes les versions de<text:span text:style-name="T3">s</text:span> fichiers volumineux. Cela peut rapidement devenir problématique pour un membre avec une connexion lente, car le téléchargement de l'intégralité des versions historiques de fichiers lourds est coûteux en bande passante et en temps. Avec Git LFS, seuls les pointeurs sont récupérés, ce qui accélère ces opérations.</text:p>
      <text:p text:style-name="P1"/>
      <text:h text:style-name="Heading_20_2" text:outline-level="2"><text:bookmark-start text:name="__RefHeading___Toc428_3735169586"/>Collaboration simplifiée<text:bookmark-end text:name="__RefHeading___Toc428_3735169586"/></text:h>
      <text:p text:style-name="Text_20_body">Avec Git LFS, chaque membre récupère uniquement la version nécessaire des fichiers volumineux. <text:span text:style-name="T3">Ça</text:span> permet à ceux qui n'ont pas besoin des versions anciennes ou complètes d'accéder rapidement <text:span text:style-name="T3">à la version du fichier dont ils ont besoin</text:span>, rendant l<text:span text:style-name="T3">e tout</text:span> plus fluide.</text:p>
      <text:p text:style-name="Text_20_body"/>
      <text:h text:style-name="Heading_20_2" text:outline-level="2"><text:bookmark-start text:name="__RefHeading___Toc430_3735169586"/>Conformité aux meilleures pratiques<text:bookmark-end text:name="__RefHeading___Toc430_3735169586"/></text:h>
      <text:p text:style-name="Text_20_body">Git est conçu pour gérer efficacement des fichiers texte, pas des fichiers binaires volumineux. Ajouter ces fichiers directement dans le repo peut entraîner une fragmentation et des problèmes de performance. Git LFS contourne ces limitations en déchargeant Git de la gestion directe des fichiers lourds.</text:p>
      <text:p text:style-name="Text_20_body"/>
      <text:h text:style-name="Heading_20_2" text:outline-level="2"><text:bookmark-start text:name="__RefHeading___Toc432_3735169586"/>Prise en charge native sur GitHub<text:bookmark-end text:name="__RefHeading___Toc432_3735169586"/></text:h>
      <text:p text:style-name="Text_20_body">Git LFS est entièrement intégré à GitHub, ce qui facilite sa mise en <text:span text:style-name="T3">application</text:span>. Une fois configuré, il est transparent pour les <text:span text:style-name="T3">contributeurs du repo </text:span>et s'adapte bien à un workflow Git classique.</text:p>
      <text:h text:style-name="P8" text:outline-level="1"><text:bookmark-start text:name="__RefHeading___Toc263_1510177236 Copie 2"/>Inconvénients<text:bookmark-end text:name="__RefHeading___Toc263_1510177236 Copie 2"/></text:h>
      <text:h text:style-name="P13" text:outline-level="2"><text:bookmark-start text:name="__RefHeading___Toc285_1510177236"/>Quota limité sur GitHub<text:bookmark-end text:name="__RefHeading___Toc285_1510177236"/></text:h>
      <text:p text:style-name="P1">GitHub Free propose 1 Go de stockage LFS et 1 Go de bande passante par mois. Ces quotas peuvent être rapidement atteints si vous manipulez de nombreux fichiers volumineux ou si les membres du projet effectuent souvent des téléchargements.</text:p>
      <text:p text:style-name="P1">En cas de dépassement, <text:span text:style-name="T4">il faudra</text:span> souscrire un plan payant ou trouver des alternatives. <text:span text:style-name="T4">Demander son avis à F. DUCHEMIN par rapport à l’utilisation de LFS et si on estime que l’on pourrait arriver à ce cas-là.</text:span></text:p>
      <text:p text:style-name="P1"/>
      <text:h text:style-name="P11" text:outline-level="2"><text:bookmark-start text:name="__RefHeading___Toc287_1510177236"/>Complexité supplémentaire<text:bookmark-end text:name="__RefHeading___Toc287_1510177236"/></text:h>
      <text:p text:style-name="P1">Git LFS nécessite une configuration initiale :</text:p>
      <text:list text:style-name="L2">
        <text:list-item>
          <text:p text:style-name="P20">Tous les membres doivent installer et configurer Git LFS localement (git lfs install).</text:p>
        </text:list-item>
        <text:list-item>
          <text:p text:style-name="P20">Les fichiers à suivre doivent être spécifiés manuellement dans <text:span text:style-name="T4">le fichier</text:span> .gitattributes.</text:p>
        </text:list-item>
      </text:list>
      <text:p text:style-name="P1"/>
      <text:p text:style-name="P1">Si un membre oublie de configurer Git LFS ou pousse un fichier lourd sans le tracker avec Git LFS, cela peut alourdir le repo et contredire l'objectif de la solution.</text:p>
      <text:p text:style-name="P1"/>
      <text:h text:style-name="Heading_20_2" text:outline-level="2"><text:bookmark-start text:name="__RefHeading___Toc434_3735169586"/>Dépendance à Git LFS<text:bookmark-end text:name="__RefHeading___Toc434_3735169586"/></text:h>
      <text:p text:style-name="Text_20_body">Incompatibilité sans Git LFS :</text:p>
      <text:list text:style-name="L3">
        <text:list-item>
          <text:p text:style-name="P21">Si quelqu’un clone le repository sans Git LFS, il recevra uniquement des pointeurs (des fichiers texte) à la place des fichiers réels. Cela peut créer de la confusion ou des problèmes, surtout pour les membres moins expérimentés.</text:p>
        </text:list-item>
        <text:list-item>
          <text:p text:style-name="P21">Si <text:span text:style-name="T4">on migre</text:span> le repo sur une autre plateforme ne supportant pas Git LFS <text:span text:style-name="T4">(par exemple sur Gitlab après la fin du PTUT)</text:span>, <text:span text:style-name="T4">on devra</text:span> transférer les fichiers lourds manuellement ou réintégrer leur historique dans le repo principal.</text:p>
        </text:list-item>
      </text:list>
      <text:p text:style-name="P22"/>
      <text:h text:style-name="Heading_20_2" text:outline-level="2"><text:bookmark-start text:name="__RefHeading___Toc436_3735169586"/>Stockage et récupération des fichiers<text:bookmark-end text:name="__RefHeading___Toc436_3735169586"/></text:h>
      <text:p text:style-name="Text_20_body">Les fichiers lourds sont stockés sur un serveur externe, ce qui peut ralentir :</text:p>
      <text:list text:style-name="L4">
        <text:list-item>
          <text:p text:style-name="P23">Les opérations de pull ou checkout des fichiers, surtout avec une connexion lente.</text:p>
        </text:list-item>
        <text:list-item>
          <text:p text:style-name="P23">La collaboration en hors-ligne, car les fichiers ne sont pas stockés localement tant qu’ils ne sont pas explicitement téléchargés.</text:p>
        </text:list-item>
      </text:list>
      <text:p text:style-name="P22"/>
      <text:p text:style-name="P24">Ça peut paraître contre-productif par rapport au but initial de la manœuvre, alors je clarifie ce point en particulier :</text:p>
      <text:list text:style-name="L5">
        <text:list-item>
          <text:p text:style-name="P25">Téléchargement des fichiers réels à la demande :</text:p>
          <text:list>
            <text:list-item>
              <text:p text:style-name="P26">Si un fichier volumineux est suivi avec Git LFS, il n’est pas téléchargé immédiatement lors du clone ou du pull. Si vous avez besoin de travailler avec ces fichiers (par exemple, pour ouvrir une image ou un document), Git LFS doit aller les chercher sur le serveur distant.</text:p>
            </text:list-item>
            <text:list-item>
              <text:p text:style-name="P26">Ce téléchargement peut être plus lent, surtout avec une connexion réseau faible ou si le fichier est très gros.</text:p>
            </text:list-item>
          </text:list>
        </text:list-item>
        <text:list-item>
          <text:p text:style-name="P25">Collaborations en hors-ligne :</text:p>
          <text:list>
            <text:list-item>
              <text:p text:style-name="P26"><text:span text:style-name="T5">Sans</text:span> Git LFS, tout est stocké dans le .git, donc on peut accéder à tout l’historique même hors ligne.</text:p>
            </text:list-item>
            <text:list-item>
              <text:p text:style-name="P26"><text:span text:style-name="T5">Avec</text:span> Git LFS, si un fichier n’a pas encore été téléchargé et que l’on est hors ligne, on ne peut pas l’utiliser, car seul le pointeur est disponible localement.</text:p>
            </text:list-item>
          </text:list>
        </text:list-item>
      </text:list>
      <text:p text:style-name="P27"/>
      <text:h text:style-name="P10" text:outline-level="1"><text:bookmark-start text:name="__RefHeading___Toc438_3735169586"/>Estimation d’atteinte du plan gratuit de GitHub<text:bookmark-end text:name="__RefHeading___Toc438_3735169586"/></text:h>
      <text:h text:style-name="Heading_20_2" text:outline-level="2"><text:bookmark-start text:name="__RefHeading___Toc440_3735169586"/>Données importantes à collecter<text:bookmark-end text:name="__RefHeading___Toc440_3735169586"/></text:h>
      <text:p text:style-name="Text_20_body">Pour une estimation réaliste, il faut connaître :</text:p>
      <text:list text:style-name="L7">
        <text:list-item>
          <text:p text:style-name="P32">La taille moyenne des fichiers lourds suivis par LFS.</text:p>
        </text:list-item>
        <text:list-item>
          <text:p text:style-name="P32">Le nombre de fichiers ajoutés ou modifiés chaque semaine.</text:p>
        </text:list-item>
        <text:list-item>
          <text:p text:style-name="P32">Le nombre de fois où ces fichiers sont téléchargés via un pull, clone, ou checkout par les membres.</text:p>
        </text:list-item>
      </text:list>
      <text:p text:style-name="P31"/>
      <text:h text:style-name="Heading_20_2" text:outline-level="2"><text:bookmark-start text:name="__RefHeading___Toc442_3735169586"/>Calcul de la bande passante consommée<text:bookmark-end text:name="__RefHeading___Toc442_3735169586"/></text:h>
      <text:p text:style-name="Text_20_body">La bande passante est consommée à chaque fois qu’un fichier suivi par LFS est téléchargé :</text:p>
      <text:list text:style-name="L8">
        <text:list-item>
          <text:p text:style-name="P33">Lorsqu’un membre clone le repository :</text:p>
          <text:list>
            <text:list-item>
              <text:p text:style-name="P33">Tous les fichiers LFS nécessaires à la branche principale sont téléchargés.</text:p>
            </text:list-item>
          </text:list>
        </text:list-item>
        <text:list-item>
          <text:p text:style-name="P33">Lors d’un pull ou checkout :</text:p>
          <text:list>
            <text:list-item>
              <text:p text:style-name="P33">Les fichiers modifiés ou nouvellement nécessaires sont téléchargés.</text:p>
            </text:list-item>
          </text:list>
        </text:list-item>
        <text:list-item>
          <text:p text:style-name="P33">Lorsqu’un membre travaille sur une branche spécifique et accède à des fichiers qui n’ont pas encore été téléchargés localement.</text:p>
        </text:list-item>
      </text:list>
      <text:p text:style-name="Text_20_body">Chaque téléchargement consomme la taille réelle des fichiers, pas celle des pointeurs stockés dans Git.</text:p>
      <text:p text:style-name="Text_20_body"/>
      <text:h text:style-name="Heading_20_2" text:outline-level="2"><text:bookmark-start text:name="__RefHeading___Toc444_3735169586"/>Exemple <text:span text:style-name="T6">(calculs réalisés à l’aide de ChatGPT)</text:span><text:bookmark-end text:name="__RefHeading___Toc444_3735169586"/></text:h>
      <text:p text:style-name="Text_20_body">Supposons :</text:p>
      <text:list text:style-name="L9">
        <text:list-item>
          <text:p text:style-name="P34">Taille moyenne d’un fichier suivi par LFS : 10 Mo.</text:p>
        </text:list-item>
        <text:list-item>
          <text:p text:style-name="P34">Nombre de fichiers ajoutés/modifiés par semaine : 5 fichiers.</text:p>
        </text:list-item>
        <text:list-item>
          <text:p text:style-name="P34">Activité des membres :</text:p>
          <text:list>
            <text:list-item>
              <text:p text:style-name="P34">Chaque membre fait un pull sur toutes les modifications une fois par jour.</text:p>
            </text:list-item>
            <text:list-item>
              <text:p text:style-name="P34">Chaque membre clone le repository une fois <text:span text:style-name="T6">tous les deux-trois </text:span>mois.</text:p>
            </text:list-item>
          </text:list>
        </text:list-item>
      </text:list>
      <text:p text:style-name="Text_20_body"/>
      <text:p text:style-name="Text_20_body"><text:span text:style-name="T5">Étape 1 :</text:span> Calcul de la consommation hebdomadaire</text:p>
      <text:p text:style-name="Text_20_body"/>
      <text:p text:style-name="Text_20_body"><text:s text:c="4"/>Taille totale des nouveaux fichiers ajoutés par semaine :</text:p>
      <text:p text:style-name="Text_20_body"><text:s text:c="4"/>10 Mo×5=50 Mo</text:p>
      <text:p text:style-name="Text_20_body"/>
      <text:p text:style-name="Text_20_body"><text:s text:c="4"/>Bande passante consommée par les pulls (4 membres, chaque jour) :</text:p>
      <text:p text:style-name="Text_20_body"><text:s text:c="4"/>50 Mo×4×7=1,4 G<text:span text:style-name="T6">o</text:span>.</text:p>
      <text:p text:style-name="Text_20_body"/>
      <text:p text:style-name="Text_20_body"><text:span text:style-name="T5">Étape 2 :</text:span> Consommation liée aux clones</text:p>
      <text:p text:style-name="Text_20_body"/>
      <text:p text:style-name="Text_20_body"><text:s text:c="4"/>Si le repository contient 1 Go de fichiers suivis par LFS et que chaque membre clone le repository tous les 2 mois :</text:p>
      <text:p text:style-name="Text_20_body"/>
      <text:p text:style-name="Text_20_body"><text:s text:c="4"/>Bande passante mensuelle des clones :</text:p>
      <text:p text:style-name="Text_20_body"><text:s text:c="4"/>1 Go×4=4 Go</text:p>
      <text:p text:style-name="Text_20_body"><text:s text:c="4"/><text:span text:style-name="T6">U</text:span>n clone tous les 2-3 mois :</text:p>
      <text:p text:style-name="Text_20_body"><text:s text:c="4"/>4 Go÷3=1,33 Go par mois</text:p>
      <text:p text:style-name="Text_20_body"/>
      <text:p text:style-name="Text_20_body"><text:span text:style-name="T5">Étape 3 :</text:span> Estimation globale</text:p>
      <text:p text:style-name="Text_20_body"/>
      <text:p text:style-name="Text_20_body"><text:s text:c="4"/>En combinant pulls (1,4 Go/semaine) et clones (4 Go/mois), on peut rapidement atteindre la limite gratuite en moins d’une semaine si l’équipe est très active.</text:p>
      <text:p text:style-name="Text_20_body"/>
      <text:p text:style-name="P35">Bien sûr, il est important de retenir que ce n’est qu’une estimation avec des chiffres initiaux revus volontairement à la hausse. Il est peu probable que l’on atteigne le 1 Go fatidique de fichiers stockés avec LFS.</text:p>
      <text:h text:style-name="P9" text:outline-level="1"><text:bookmark-start text:name="__RefHeading___Toc263_1510177236 Copie 2 Copie 1"/><text:span text:style-name="T4">Que retenir</text:span><text:bookmark-end text:name="__RefHeading___Toc263_1510177236 Copie 2 Copie 1"/></text:h>
      <text:p text:style-name="P28">Git LFS accélère les opérations globales (surtout pour les repo<text:span text:style-name="T4">s</text:span> avec de nombreux fichiers lourds et un historique riche), mais :</text:p>
      <text:list text:style-name="L6">
        <text:list-item>
          <text:p text:style-name="P29">Les opérations spécifiques sur les fichiers lourds (comme leur accès ou leur modification) peuvent être un peu plus lentes à cause du téléchargement à la demande.</text:p>
        </text:list-item>
        <text:list-item>
          <text:p text:style-name="P29">Il faut bien planifier l’utilisation de Git LFS, notamment si des membres de l’équipe ont une connexion instable ou doivent travailler hors ligne. <text:span text:style-name="T7">Cela implique de télécharger les changements à partir desquels on souhaite travailler à l’avance.</text:span></text:p>
        </text:list-item>
        <text:list-item>
          <text:p text:style-name="P30">Faire attention à la consommation de la bande passante attribuée par le plan gratuit de GitHub chaque mois. (1 Go/mois, géré à la manière d’un forfait téléphonique)</text:p>
        </text:list-item>
      </text:list>
      <text:p text:style-name="P28"/>
      <text:h text:style-name="P15" text:outline-level="2"><text:bookmark-start text:name="__RefHeading___Toc446_3735169586"/>Les alternatives possibles<text:bookmark-end text:name="__RefHeading___Toc446_3735169586"/></text:h>
      <text:list text:style-name="L10">
        <text:list-item>
          <text:p text:style-name="P36">Stocker les fichiers lourds sur un cloud dédié (ex : Google Drive)</text:p>
        </text:list-item>
        <text:list-item>
          <text:p text:style-name="P36">Autres suggestions apportées par l’équipe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Gras"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00%" fo:text-align="justify" style:justify-single-word="false"/>
      <style:text-properties style:font-name="Arial4" fo:font-family="Arial" style:font-style-name="Normal" style:font-family-generic="swiss" style:font-pitch="variable" fo:font-size="10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margin-top="0.101cm" fo:margin-bottom="0.3cm" style:contextual-spacing="false" fo:text-indent="0cm" style:auto-text-indent="false" text:number-lines="false" text:line-number="0"/>
      <style:text-properties style:font-name="Arial4" fo:font-family="Arial" style:font-style-name="Normal" style:font-family-generic="swiss" style:font-pitch="variable" fo:font-size="14pt" style:text-underline-style="solid" style:text-underline-width="auto" style:text-underline-color="font-color" fo:font-weight="normal"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101cm" fo:margin-bottom="0.3cm" style:contextual-spacing="false" style:page-number="auto"/>
      <style:text-properties style:font-name="Arial3" fo:font-family="Arial" style:font-style-name="Gras" style:font-family-generic="swiss" style:font-pitch="variable" fo:font-size="14pt" style:text-underline-style="solid" style:text-underline-width="auto" style:text-underline-color="font-color" fo:font-weight="normal" style:font-size-asian="18pt" style:font-weight-asian="bold" style:font-size-complex="18pt" style:font-weight-complex="bold"/>
    </style:style>
    <style:style style:name="Contents_20_1" style:display-name="Contents 1" style:family="paragraph" style:parent-style-name="Index" style:class="index">
      <style:paragraph-properties fo:margin-left="0.499cm" fo:margin-right="0cm" fo:margin-top="0.101cm" fo:margin-bottom="0.101cm" style:contextual-spacing="false" fo:text-indent="0cm" style:auto-text-indent="false">
        <style:tab-stops>
          <style:tab-stop style:position="17cm" style:type="right" style:leader-style="dotted" style:leader-text="."/>
        </style:tab-stops>
      </style:paragraph-properties>
      <style:text-properties style:font-name="Arial4" fo:font-family="Arial" style:font-style-name="Normal" style:font-family-generic="swiss" style:font-pitch="variable"/>
    </style:style>
    <style:style style:name="Heading_20_2" style:display-name="Heading 2" style:family="paragraph" style:parent-style-name="Heading" style:next-style-name="Text_20_body" style:default-outline-level="2" style:class="text">
      <style:paragraph-properties fo:margin-left="1.251cm" fo:margin-right="0cm" fo:margin-top="0.101cm" fo:margin-bottom="0.3cm" style:contextual-spacing="false" fo:text-indent="0cm" style:auto-text-indent="false">
        <style:tab-stops/>
      </style:paragraph-properties>
      <style:text-properties style:font-name="Arial3" fo:font-family="Arial" style:font-style-name="Gras" style:font-family-generic="swiss" style:font-pitch="variable" fo:font-size="12pt" fo:font-style="normal"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1cm" fo:margin-right="0cm" fo:text-indent="0cm" style:auto-text-indent="false">
        <style:tab-stops>
          <style:tab-stop style:position="16.501cm" style:type="right" style:leader-style="dotted" style:leader-text="."/>
        </style:tab-stops>
      </style:paragraph-properties>
      <style:text-properties style:font-name="Arial4" fo:font-family="Arial" style:font-style-name="Normal" style:font-family-generic="swiss" style:font-pitch="variable" fo:font-size="10pt"/>
    </style:style>
    <style:style style:name="Title" style:family="paragraph" style:parent-style-name="Heading" style:next-style-name="Text_20_body" style:class="chapter">
      <style:paragraph-properties fo:text-align="center" style:justify-single-word="false"/>
      <style:text-properties style:font-name="Arial3" fo:font-family="Arial" style:font-style-name="Gras" style:font-family-generic="swiss" style:font-pitch="variable" fo:font-size="1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Arial4" fo:font-family="Arial" style:font-style-name="Normal" style:font-family-generic="swiss" style:font-pitch="variable" fo:font-size="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Arial4" fo:font-family="Arial" style:font-style-name="Normal" style:font-family-generic="swiss" style:font-pitch="variable" fo:font-size="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Page_20_Number" style:display-name="Page Number"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officeooo:rsid="0032a989"/>
    </style:style>
    <style:style style:name="MT2" style:family="text">
      <style:text-properties officeooo:rsid="0018e4e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master-page style:name="First_20_Page" style:display-name="First Page" style:page-layout-name="Mpm2" draw:style-name="Mdp1" style:next-style-name="Corps_20_du_20_document"/>
    <style:master-page style:name="Corps_20_du_20_document" style:display-name="Corps du document" style:page-layout-name="Mpm3" draw:style-name="Mdp1">
      <style:header>
        <text:p text:style-name="Header">Wizards &amp; Dices <text:tab/><text:tab/><text:span text:style-name="MT1">Git LFS - Présentation</text:span></text:p>
      </style:header>
      <style:footer>
        <text:p text:style-name="Header"><text:span text:style-name="MT1">06/12/2024</text:span><text:tab/><text:tab/><text:span text:style-name="MT2">Page : </text:span><text:span text:style-name="MT2"><text:page-number text:select-page="current">5</text:page-number></text:span><text:span text:style-name="MT2"><text:s/>/ </text:span><text:span text:style-name="MT2"><text:expression text:formula="ooow:page-2" office:value-type="float" office:value="5" style:data-style-name="N0">5</text:expression></text:span></text:p>
      </style:foot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1"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2T14:38:07.322000000</meta:creation-date>
    <dc:date>2024-12-06T22:15:10.698389313</dc:date>
    <meta:editing-duration>PT1H20M1S</meta:editing-duration>
    <meta:editing-cycles>42</meta:editing-cycles>
    <meta:generator>LibreOffice/24.2.6.2$Linux_X86_64 LibreOffice_project/420$Build-2</meta:generator>
    <meta:document-statistic meta:table-count="0" meta:image-count="0" meta:object-count="0" meta:page-count="7" meta:paragraph-count="113" meta:word-count="1532" meta:character-count="9177" meta:non-whitespace-character-count="7745"/>
  </office:meta>
</office:document-meta>
</file>